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list-style-name="L2">
      <style:text-properties style:text-underline-style="none" fo:font-weight="normal" style:font-weight-asian="normal" style:font-weight-complex="normal"/>
    </style:style>
    <style:style style:name="P7" style:family="paragraph" style:parent-style-name="Standard" style:list-style-name="L3">
      <style:text-properties style:text-underline-style="none" fo:font-weight="normal" style:font-weight-asian="normal" style:font-weight-complex="normal"/>
    </style:style>
    <style:style style:name="P8" style:family="paragraph" style:parent-style-name="Standard">
      <style:text-properties style:text-underline-style="solid" style:text-underline-width="auto" style:text-underline-color="font-color" fo:font-weight="normal" style:font-weight-asian="normal" style:font-weight-complex="normal"/>
    </style:style>
    <style:style style:name="T1" style:family="text">
      <style:text-properties style:text-position="super 58%"/>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Week 5</text:p>
      <text:p text:style-name="P2"/>
      <text:p text:style-name="P2"/>
      <text:p text:style-name="P3">Foster “Globalization and the Ecological Morality of Place”</text:p>
      <text:list text:style-name="L1">
        <text:list-item>
          <text:p text:style-name="P4">moral concerns (though valid and welcome!) outweighed by deeper values of Western culture and economy</text:p>
        </text:list-item>
        <text:list-item>
          <text:p text:style-name="P4">Loss of place associated w/ the rise of tributary societies 5 millennia ago ---&gt; biosphere cultures displaced ecosystem cultures</text:p>
        </text:list-item>
        <text:list-item>
          <text:p text:style-name="P4">biosphere cultures disconnected from regional natural limits </text:p>
        </text:list-item>
        <text:list-item>
          <text:p text:style-name="P4">modern capitalism (backed by science and tech) has become the most successful biosphere culture ---&gt; fueled by energy/matter from the entire globe drawing them toward the centers of world accumulation</text:p>
        </text:list-item>
        <text:list-item>
          <text:p text:style-name="P4">“radical loss of place made possible by an underlying reductionism that systematically excludes all values except those that serve a few limited instrumental ends”</text:p>
        </text:list-item>
        <text:list-item>
          <text:p text:style-name="P4">land ethic lost ---&gt; morality of seeking unabashed wealth while ignoring the poverty and env destruction left in its wake</text:p>
        </text:list-item>
        <text:list-item>
          <text:p text:style-name="P4">ecological critique of capitalist economy (including env econ):</text:p>
          <text:list>
            <text:list-item>
              <text:p text:style-name="P4">a system geared to endless exponential growth and the infinite acquisition of riches no matter how much it rationalizes resources use can nevcr be anything but destructive in its relationship to the earth---&gt;unsustainable</text:p>
            </text:list-item>
            <text:list-item>
              <text:p text:style-name="P4">disconnects people from a sense of place (being native to someplace) is incompatible w/ ecological stability</text:p>
            </text:list-item>
            <text:list-item>
              <text:p text:style-name="P4">a system that divides the planet creating an ecology of rich and poor is insupportable</text:p>
            </text:list-item>
          </text:list>
        </text:list-item>
        <text:list-item>
          <text:p text:style-name="P4">declining civilizations are invariably marked by a tendency toward standardization and uniformity</text:p>
        </text:list-item>
        <text:list-item>
          <text:p text:style-name="P4">environmental revolution (like industrial revolution) needed</text:p>
        </text:list-item>
      </text:list>
      <text:p text:style-name="P2"/>
      <text:p text:style-name="P2"/>
      <text:p text:style-name="P3">Kovel ( 1989) “On Ecologies”</text:p>
      <text:list text:style-name="L2">
        <text:list-item>
          <text:p text:style-name="P6">capitalism may be anti-ecological ---&gt; not just a problem w/ degradation of some resource or another but fundamental universal principles</text:p>
        </text:list-item>
        <text:list-item>
          <text:p text:style-name="P6">concepts and realizations of nature are cultural practices from historical traditions</text:p>
        </text:list-item>
        <text:list-item>
          <text:p text:style-name="P6">nature could be defined as → the integral of all ecosystems</text:p>
        </text:list-item>
        <text:list-item>
          <text:p text:style-name="P6">ecological thinking = the relationships, structures, and flows (energy/matter) between them. <text:s/>This is at odds w/ the dominant economic system </text:p>
        </text:list-item>
        <text:list-item>
          <text:p text:style-name="P6">nature is formative ---&gt; generates unique nodes (beings, aggregates, forms) out of the continuum</text:p>
        </text:list-item>
        <text:list-item>
          <text:p text:style-name="P6">nature is dissipative ---&gt; forms dissolve (2<text:span text:style-name="T1">nd</text:span> law = entropy = decreasing form w/o energy)</text:p>
        </text:list-item>
        <text:list-item>
          <text:p text:style-name="P6">entropy defines the arrow of time replacing statistically improbable states w/ more probable ones</text:p>
        </text:list-item>
        <text:list-item>
          <text:p text:style-name="P6">the thermodynamic tension of life is given over as “struggle” in Hobbesian and Social Darwinian terms</text:p>
        </text:list-item>
        <text:list-item>
          <text:p text:style-name="P6">stromatolites show the birth of ecology, cooperation, emergent props of organic structure</text:p>
        </text:list-item>
        <text:list-item>
          <text:p text:style-name="P6">existence as cooperative or competitive</text:p>
        </text:list-item>
        <text:list-item>
          <text:p text:style-name="P6">ecological struggle = engaging in the transformation of matter and energy to maintain form against the “arrow of time” (entropy)</text:p>
        </text:list-item>
        <text:list-item>
          <text:p text:style-name="P6"><text:soft-page-break/>the separation of form (by living beings) generates insufficiencies and requires new and different connections</text:p>
        </text:list-item>
        <text:list-item>
          <text:p text:style-name="P6">the interaction of ensembles in ecosystems is where a balanced relationship of separateness and togetherness allow for the emergence of forms via energy transfer</text:p>
        </text:list-item>
        <text:list-item>
          <text:p text:style-name="P6"><text:s/>life's own activities (along w/ abiotics) spur evolution ---&gt; there is always flux</text:p>
        </text:list-item>
        <text:list-item>
          <text:p text:style-name="P6">Life flouts the 2<text:span text:style-name="T1">nd</text:span> law by consuming low entropy excreting high entropy</text:p>
        </text:list-item>
        <text:list-item>
          <text:p text:style-name="P6">Life's ability to draw down energy from the sun has created a planetary wide decrease in entropy (until recently) ---&gt; Kovel's definition of Gaia ---&gt; evolution (thru ecosystems ) has achieved for the planet what biochemical life has achieved for matter ---&gt; an increase in order and form</text:p>
        </text:list-item>
        <text:list-item>
          <text:p text:style-name="P6">ecological dynamism a function of non-equilibrium</text:p>
        </text:list-item>
        <text:list-item>
          <text:p text:style-name="P6">integrity (as a measure of Wholeness) better than measure of stability ---&gt; a measure of the potential, the capability to respond = resliency</text:p>
        </text:list-item>
        <text:list-item>
          <text:p text:style-name="P6">valuing nature = maintaining ecosystems' integrity; Wholeness required.</text:p>
        </text:list-item>
        <text:list-item>
          <text:p text:style-name="P6">This method of valuing is consistent w/ evolution ---&gt; we are nature admiring nature creating a feedback of beauty</text:p>
        </text:list-item>
        <text:list-item>
          <text:p text:style-name="P6">What is human nature in an ecological sense? (like “bee nature”, like “tree nature”, etc)? How do humans intersect in the web of energy to extract and maintain their form? Without a human nature we are outside of nature. Often seen as culturally limiting (caste system in India)</text:p>
        </text:list-item>
        <text:list-item>
          <text:p text:style-name="P6">nature gives rise to forms and life is made of transforming forms (that's what life does) ---&gt; must talk of ecologies not environment b/c everything is and will be transformed by life</text:p>
        </text:list-item>
        <text:list-item>
          <text:p text:style-name="P6">Life evolves based on the evolution of life</text:p>
        </text:list-item>
        <text:list-item>
          <text:p text:style-name="P6">Human transformations driven not only by biological evolution feedbacks (like all other life) but also by our inward imagination (self-generated!)</text:p>
        </text:list-item>
        <text:list-item>
          <text:p text:style-name="P6">Humans create a co-evolved world (culture) alongside the biological world</text:p>
        </text:list-item>
        <text:list-item>
          <text:p text:style-name="P6">Human society = superorganism via culture and language</text:p>
        </text:list-item>
        <text:list-item>
          <text:p text:style-name="P6">boundary of the human sphere and the biological sphere (shared w/ all other life) is technology</text:p>
        </text:list-item>
        <text:list-item>
          <text:p text:style-name="P6">Technology is ALWAYS socially determined ---&gt; a fabric of social relationships</text:p>
        </text:list-item>
        <text:list-item>
          <text:p text:style-name="P6">All beings are present to each other (at a given moment in time) but language allows for re-presentation ; a doubling of presentations</text:p>
        </text:list-item>
        <text:list-item>
          <text:p text:style-name="P6">The split of human nature 1) embodied organism (like all others) 2) a self ; leads to a characteristic of human nature “ human nature is to quarrel w/ nature” about its limits (an offshoot of biological struggle against entropy)</text:p>
        </text:list-item>
        <text:list-item>
          <text:p text:style-name="P6">Funerary rights are classically human</text:p>
        </text:list-item>
        <text:list-item>
          <text:p text:style-name="P6">Boundary processes are what give form and “health”to ecosystems ---&gt; the greater the differentiation of form the greater the variety of connectedness</text:p>
        </text:list-item>
        <text:list-item>
          <text:p text:style-name="P6">fragmentation or splitting of ecosystem elements denies the evolution of boundary processes; temporal or spatial or living (invasives) blockages prevent dialogue (recognition and the opportunity for energy exchange); creates impoverishment</text:p>
        </text:list-item>
        <text:list-item>
          <text:p text:style-name="P6">capital is a “splitter” <text:s/>--- separates the producer from the means of production</text:p>
        </text:list-item>
        <text:list-item>
          <text:p text:style-name="P6">pollution is a “splitter” --- separates biochemical system communications</text:p>
        </text:list-item>
        <text:list-item>
          <text:p text:style-name="P6">the maintenance of individuality and connectedness ---&gt; the hallmark of Life</text:p>
        </text:list-item>
        <text:list-item>
          <text:p text:style-name="P6">living systems provide safe places to nurture connections ---&gt; this allows the evolution of forms that </text:p>
        </text:list-item>
        <text:list-item>
          <text:p text:style-name="P6">human nature ---&gt; can be a creative intervention in nature. <text:s/>Humans can create diversity (Amazonia y the Yucatan) !</text:p>
        </text:list-item>
      </text:list>
      <text:p text:style-name="P5"/>
      <text:p text:style-name="P3"><text:soft-page-break/>Shiva () “Science, Nature and Gender”</text:p>
      <text:list text:style-name="L3">
        <text:list-item>
          <text:p text:style-name="P7">development = introduction of (reductionist) science into all facets of existence in order to introduce uniformity, centralization and control.</text:p>
        </text:list-item>
        <text:list-item>
          <text:p text:style-name="P7">Development leads to violence against women and nature</text:p>
        </text:list-item>
        <text:list-item>
          <text:p text:style-name="P7">Matriarchy = feminine principles of holism and complexity ---&gt; respects holism as science</text:p>
        </text:list-item>
        <text:list-item>
          <text:p text:style-name="P7">Patriarchy = the new scientific and technological power as a political need of the emerging capitalism</text:p>
        </text:list-item>
        <text:list-item>
          <text:p text:style-name="P7">rise of science = de-mothering of nature coupled with the marriage of knowledge and power</text:p>
        </text:list-item>
        <text:list-item>
          <text:p text:style-name="P7">Paracelsus and hermetic traditions of wholeness ---&gt; knowledge of nature is gained through the interactions; by participating in the actions of male-female (nature itself)</text:p>
        </text:list-item>
        <text:list-item>
          <text:p text:style-name="P7">Paracelus vs Bacon</text:p>
        </text:list-item>
        <text:list-item>
          <text:p text:style-name="P7">dichotomisation = “the splitting” of Kovel</text:p>
        </text:list-item>
        <text:list-item>
          <text:p text:style-name="P7">complex, pluralistic traditions of knowledge into monolith of gender based power, imposed prescriptions of value, for control and subjugation</text:p>
        </text:list-item>
        <text:list-item>
          <text:p text:style-name="P7">science is similar to all other socially constructed categories</text:p>
        </text:list-item>
        <text:list-item>
          <text:p text:style-name="P7">science = social and political project of modern Western man as seen through the eyes of those who were defined into nature: Mother Nature, women, colonized cultures</text:p>
        </text:list-item>
        <text:list-item>
          <text:p text:style-name="P7">parochial roots of <text:s/>science concealed behind its claim to universality ---&gt; inherently destructive and exploitive; serves the interests of dominant western culture</text:p>
        </text:list-item>
        <text:list-item>
          <text:p text:style-name="P7">the ontological and epistemological foundations of reductionism (science) based on homogeneity <text:s/>---&gt; discrete, unrelated, self-same components; nature as a machine implies separability and manipulability ---&gt; the violation of integrity</text:p>
        </text:list-item>
        <text:list-item>
          <text:p text:style-name="P7">ontological assumption = the parts constitute the whole; separability allows context-free abstraction of knowledge; creates criteria of validity based on alienation and non-participation ---&gt; this is supposedly “objectivity” and leads to experts and specialists as the only legitimate knowledge source</text:p>
        </text:list-item>
        <text:list-item>
          <text:p text:style-name="P7">reductionism supports violence and profiteering ---&gt; a forest reduced to the economic value of its lumber; the lumber reduced to the economic value of its pulp</text:p>
        </text:list-item>
        <text:list-item>
          <text:p text:style-name="P7">modern science suffers from a fact-value (false) dichotomy ---&gt; conceals two kinds of value-laden facts</text:p>
        </text:list-item>
        <text:list-item>
          <text:p text:style-name="P7">no neutral facts ?? The sun burns hydrogen to helium.</text:p>
        </text:list-item>
        <text:list-item>
          <text:p text:style-name="P7">Objects of study are isolated from their natural surroundings</text:p>
        </text:list-item>
        <text:list-item>
          <text:p text:style-name="P7">cannot always overturn knowledge systems (like modern science constantly having new theories) → instability and irrationa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10-14T14:10:32</meta:creation-date>
    <dc:date>2011-10-24T08:04:27</dc:date>
    <meta:editing-cycles>23</meta:editing-cycles>
    <meta:editing-duration>PT19H28M41S</meta:editing-duration>
    <meta:user-defined meta:name="Info 1"/>
    <meta:user-defined meta:name="Info 2"/>
    <meta:user-defined meta:name="Info 3"/>
    <meta:user-defined meta:name="Info 4"/>
    <meta:document-statistic meta:table-count="0" meta:image-count="0" meta:object-count="0" meta:page-count="3" meta:paragraph-count="73" meta:word-count="1186" meta:character-count="8157"/>
  </office:meta>
</office:document-meta>
</file>